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9.108cm" svg:height="10.756cm" svg:x="19.522cm" svg:y="23.376cm">
            <draw:object draw:notify-on-update-of-ranges="Feuille1.A3:Feuille1.A24 Feuille1.B2:Feuille1.B2 Feuille1.B3:Feuille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59cm" svg:height="10.465cm" svg:x="19.989cm" svg:y="1.114cm">
            <draw:object draw:notify-on-update-of-ranges="Feuille1.A3:Feuille1.A29 Feuille1.C2:Feuille1.C2 Feuille1.C3:Feuille1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833cm" svg:height="12.163cm" svg:x="19.825cm" svg:y="11.449cm">
            <draw:object draw:notify-on-update-of-ranges="Feuille1.A3:Feuille1.A26 Feuille1.D2:Feuille1.D2 Feuille1.D3:Feuille1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mbre de lancés</text:p>
          </table:table-cell>
          <table:table-cell office:value-type="string" calcext:value-type="string">
            <text:p>Tir de 35 dés</text:p>
          </table:table-cell>
          <table:table-cell office:value-type="string" calcext:value-type="string">
            <text:p>Tir de 50 dés</text:p>
          </table:table-cell>
          <table:table-cell office:value-type="string" calcext:value-type="string">
            <text:p>Tir de 100 dé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2:37:27.6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1T11:15:52.982000000</meta:creation-date>
    <dc:date>2023-10-01T12:43:12.852000000</dc:date>
    <meta:editing-duration>PT23M10S</meta:editing-duration>
    <meta:editing-cycles>3</meta:editing-cycles>
    <meta:generator>LibreOffice/7.2.4.1$Windows_X86_64 LibreOffice_project/27d75539669ac387bb498e35313b970b7fe9c4f9</meta:generator>
    <meta:document-statistic meta:table-count="1" meta:cell-count="10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09cm" svg:height="10.757cm" xlink:href=".." xlink:type="simple" chart:class="chart:scatter" chart:style-name="ch1">
        <chart:title svg:x="2.036cm" svg:y="0.351cm" chart:style-name="ch2">
          <text:p>graphique de l'évolution du nombre de dés par rapport au nombre de lancés</text:p>
        </chart:title>
        <chart:subtitle svg:x="8.108cm" svg:y="1.345cm" chart:style-name="ch3">
          <text:p>étude de 35 dés</text:p>
        </chart:subtitle>
        <chart:legend chart:legend-position="end" svg:x="15.754cm" svg:y="5.079cm" style:legend-expansion="high" chart:style-name="ch4"/>
        <chart:plot-area chart:style-name="ch5" table:cell-range-address="Feuille1.A3:Feuille1.B24 Feuille1.B2:Feuille1.B2" chart:data-source-has-labels="row" svg:x="1.393cm" svg:y="2.243cm" svg:width="13.979cm" svg:height="7.318cm">
          <chart:coordinate-region svg:x="2.014cm" svg:y="2.442cm" svg:width="13.171cm" svg:height="6.472cm"/>
          <chart:axis chart:dimension="x" chart:name="primary-x" chart:style-name="ch6">
            <chart:title svg:x="7.716cm" svg:y="9.776cm" chart:style-name="ch7">
              <text:p>n lancés</text:p>
            </chart:title>
          </chart:axis>
          <chart:axis chart:dimension="y" chart:name="primary-y" chart:style-name="ch6">
            <chart:title svg:x="0.451cm" svg:y="6.356cm" chart:style-name="ch8">
              <text:p>n dé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1.B3:Feuille1.B24" chart:label-cell-address="Feuille1.B2:Feuille1.B2" chart:class="chart:scatter">
            <chart:domain table:cell-range-address="Feuille1.A3:Feuille1.A24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ir de 35 dés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:Feuille1.A24</svg:desc>
                </draw:g>
              </table:table-cell>
              <table:table-cell office:value-type="float" office:value="35">
                <text:p>35</text:p>
                <draw:g>
                  <svg:desc>Feuille1.B3:Feuille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91cm" svg:height="10.466cm" xlink:href=".." xlink:type="simple" chart:class="chart:scatter" chart:style-name="ch1">
        <chart:title svg:x="2.094cm" svg:y="0.344cm" chart:style-name="ch2">
          <text:p>graphique de lévolution du nombre de dés par rapport au nombre de lancés</text:p>
        </chart:title>
        <chart:subtitle svg:x="7.677cm" svg:y="1.836cm" chart:style-name="ch3">
          <text:p>étude pour 50 dés</text:p>
        </chart:subtitle>
        <chart:legend chart:legend-position="end" svg:x="15.236cm" svg:y="4.934cm" style:legend-expansion="high" chart:style-name="ch4"/>
        <chart:plot-area chart:style-name="ch5" table:cell-range-address="Feuille1.A3:Feuille1.A29 Feuille1.C2:Feuille1.C29" chart:data-source-has-labels="row" svg:x="1.382cm" svg:y="2.728cm" svg:width="13.483cm" svg:height="6.548cm">
          <chart:coordinate-region svg:x="2.003cm" svg:y="2.927cm" svg:width="12.676cm" svg:height="5.702cm"/>
          <chart:axis chart:dimension="x" chart:name="primary-x" chart:style-name="ch6">
            <chart:title svg:x="7.457cm" svg:y="9.485cm" chart:style-name="ch7">
              <text:p>n lancés</text:p>
            </chart:title>
          </chart:axis>
          <chart:axis chart:dimension="y" chart:name="primary-y" chart:style-name="ch8">
            <chart:title svg:x="0.451cm" svg:y="6.456cm" chart:style-name="ch9">
              <text:p>n dé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Feuille1.C3:Feuille1.C29" chart:label-cell-address="Feuille1.C2:Feuille1.C2" chart:class="chart:scatter">
            <chart:domain table:cell-range-address="Feuille1.A3:Feuille1.A29"/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ir de 50 dés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:Feuille1.A29</svg:desc>
                </draw:g>
              </table:table-cell>
              <table:table-cell office:value-type="float" office:value="50">
                <text:p>50</text:p>
                <draw:g>
                  <svg:desc>Feuille1.C3:Feuille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34cm" svg:height="12.164cm" xlink:href=".." xlink:type="simple" chart:class="chart:scatter" chart:style-name="ch1">
        <chart:title svg:x="1.939cm" svg:y="0.379cm" chart:style-name="ch2">
          <text:p>graphique de lévolution du nombre de dés par rapport au nombre de lancés</text:p>
        </chart:title>
        <chart:subtitle svg:x="7.693cm" svg:y="1.401cm" chart:style-name="ch3">
          <text:p>étude pour 100 dés</text:p>
        </chart:subtitle>
        <chart:legend chart:legend-position="end" svg:x="15.294cm" svg:y="5.783cm" style:legend-expansion="high" chart:style-name="ch4"/>
        <chart:plot-area chart:style-name="ch5" table:cell-range-address="Feuille1.A3:Feuille1.A26 Feuille1.D2:Feuille1.D26" chart:data-source-has-labels="row" svg:x="1.387cm" svg:y="2.327cm" svg:width="13.531cm" svg:height="8.613cm">
          <chart:coordinate-region svg:x="2.008cm" svg:y="2.526cm" svg:width="12.537cm" svg:height="7.767cm"/>
          <chart:axis chart:dimension="x" chart:name="primary-x" chart:style-name="ch6">
            <chart:title svg:x="7.486cm" svg:y="11.183cm" chart:style-name="ch7">
              <text:p>n lancés</text:p>
            </chart:title>
          </chart:axis>
          <chart:axis chart:dimension="y" chart:name="primary-y" chart:style-name="ch8">
            <chart:title svg:x="0.451cm" svg:y="7.087cm" chart:style-name="ch9">
              <text:p>n dé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Feuille1.D3:Feuille1.D26" chart:label-cell-address="Feuille1.D2:Feuille1.D2" chart:class="chart:scatter">
            <chart:domain table:cell-range-address="Feuille1.A3:Feuille1.A26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ir de 100 dés</text:p>
                <draw:g>
                  <svg:desc>Feuille1.D2:Feui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:Feuille1.A26</svg:desc>
                </draw:g>
              </table:table-cell>
              <table:table-cell office:value-type="float" office:value="100">
                <text:p>100</text:p>
                <draw:g>
                  <svg:desc>Feuille1.D3:Feuille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